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.zipDir( File dir , ZipOutputStream zOut , String vPath , int mode , ZipExtraField [ ] extr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Zip.setRoundUp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isComp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finalizeZipOutputStream( ZipOutputStream z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.isEmpty( Resource [ ] [ ]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rabNonFileSetResources( ResourceCollection [ ] r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Zip.getDes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zipFile( InputStream in , ZipOutputStream zOut , String vPath , long lastModified , File fromArchive , int mod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Zip.set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Filesonly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hasUpdate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Compress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State.ArchiveState( boolean state , Resource [ ]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.isAddingNew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isInUpdat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Duplicate( Duplicate 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e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processGroupFilese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Zip.processDoUp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.addResources( FileSet fileset , Resource [ ] resources , ZipOutputStream zOut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51">
            <text:p text:style-name="Table_20_Contents">51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Zip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etResourcesToAdd( ResourceCollection [ ] rcs , File zipFile , boolean needsUpd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Zip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initZipOutputStream( ZipOutputStream z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.setKeepCompression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State.isOutOf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etResourcesToAdd( FileSet [ ] filesets , File zipFile , boolean needsUpdat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2">
            <text:p text:style-name="Table_20_Contents">32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Zip.checkAttributesAndEleme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Zip.setUpdate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chiveState.getResourcesToA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ip.grabResources( FileSet [ ] filese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Zip.addResources( ResourceCollection rc , Resource [ ] resources , ZipOutputStream zO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Zip.zipFile( File file , ZipOutputStream zOut , String vPath ,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Zip.closeZout( ZipOutputStream zOut , boolean suc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Zip.executeMain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Zip.zipDir( File dir , ZipOutputStream zOut , String vPath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Whenempty( WhenEmpty w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addZipGroup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Zipfile( File zi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etNonFileSetResourcesToAdd( ResourceCollection [ ] rcs , File zipFile , boolean needsUpdat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Zip.isFirstP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tPreserve0Permission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addZipfileset( Zip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createEmptyZip( File zip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henEmp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chiveState.isWithoutAnyResour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ip.logOnFirstPass( String msg ,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.rename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Zip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selectFileResources( Resource [ ] or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Zip.getZipScan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.addParentDirs( File baseDir , String entry , ZipOutputStream zOut , String prefix , int dirM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Zip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getPreserve0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.add( ResourceCollectio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